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0fd6d" officeooo:paragraph-rsid="0010fd6d"/>
    </style:style>
    <style:style style:name="P2" style:family="paragraph" style:parent-style-name="Title">
      <style:text-properties officeooo:rsid="001295ba" officeooo:paragraph-rsid="001295ba"/>
    </style:style>
    <style:style style:name="P3" style:family="paragraph" style:parent-style-name="Heading_20_1">
      <style:text-properties officeooo:rsid="0010fd6d" officeooo:paragraph-rsid="0010fd6d"/>
    </style:style>
    <style:style style:name="P4" style:family="paragraph" style:parent-style-name="Heading_20_1">
      <style:text-properties officeooo:rsid="00128f78" officeooo:paragraph-rsid="00128f78"/>
    </style:style>
    <style:style style:name="P5" style:family="paragraph" style:parent-style-name="Heading_20_1">
      <style:text-properties officeooo:rsid="0015c109" officeooo:paragraph-rsid="0015c109"/>
    </style:style>
    <style:style style:name="P6" style:family="paragraph" style:parent-style-name="Text_20_body" style:list-style-name="L1">
      <style:text-properties officeooo:rsid="0010fd6d" officeooo:paragraph-rsid="0010fd6d"/>
    </style:style>
    <style:style style:name="P7" style:family="paragraph" style:parent-style-name="Text_20_body" style:list-style-name="L2">
      <style:text-properties officeooo:rsid="0010fd6d" officeooo:paragraph-rsid="0010fd6d"/>
    </style:style>
    <style:style style:name="P8" style:family="paragraph" style:parent-style-name="Text_20_body" style:list-style-name="L1">
      <style:text-properties officeooo:rsid="001295ba" officeooo:paragraph-rsid="001295ba"/>
    </style:style>
    <style:style style:name="P9" style:family="paragraph" style:parent-style-name="Text_20_body" style:list-style-name="L4">
      <style:text-properties officeooo:rsid="001295ba" officeooo:paragraph-rsid="001295ba"/>
    </style:style>
    <style:style style:name="P10" style:family="paragraph" style:parent-style-name="Text_20_body" style:list-style-name="L2">
      <style:text-properties officeooo:rsid="00128f78" officeooo:paragraph-rsid="00128f78"/>
    </style:style>
    <style:style style:name="P11" style:family="paragraph" style:parent-style-name="Text_20_body" style:list-style-name="L3">
      <style:text-properties officeooo:rsid="00128f78" officeooo:paragraph-rsid="00128f78"/>
    </style:style>
    <style:style style:name="P12" style:family="paragraph" style:parent-style-name="Text_20_body" style:list-style-name="L4">
      <style:text-properties officeooo:rsid="00149d7c" officeooo:paragraph-rsid="00149d7c"/>
    </style:style>
    <style:style style:name="P13" style:family="paragraph" style:parent-style-name="Text_20_body" style:list-style-name="L4">
      <style:text-properties officeooo:rsid="0015c109" officeooo:paragraph-rsid="0015c109"/>
    </style:style>
    <style:style style:name="P14" style:family="paragraph" style:parent-style-name="Text_20_body" style:list-style-name="L5">
      <style:text-properties officeooo:rsid="0015c109" officeooo:paragraph-rsid="0015c109"/>
    </style:style>
    <style:style style:name="P15" style:family="paragraph" style:parent-style-name="Text_20_body" style:list-style-name="L6">
      <style:text-properties officeooo:rsid="0015c109" officeooo:paragraph-rsid="0015c109"/>
    </style:style>
    <style:style style:name="T1" style:family="text">
      <style:text-properties officeooo:rsid="00138ffb"/>
    </style:style>
    <style:style style:name="T2" style:family="text">
      <style:text-properties officeooo:rsid="0015c109"/>
    </style:style>
    <style:style style:name="T3" style:family="text">
      <style:text-properties officeooo:rsid="0017a6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uses</text:p>
      <text:list xml:id="list1041523019" text:style-name="L1">
        <text:list-item>
          <text:p text:style-name="P6">Viruses contain information in the form of DNA or RNA</text:p>
        </text:list-item>
        <text:list-item>
          <text:p text:style-name="P6">Surrounded by a protein coat known as a capsid.</text:p>
        </text:list-item>
        <text:list-item>
          <text:p text:style-name="P6">Can only reproduce by infecting living cells.</text:p>
        </text:list-item>
        <text:list-item>
          <text:p text:style-name="P8">Viruses can regulate gene expression and evolve like cells.</text:p>
        </text:list-item>
      </text:list>
      <text:h text:style-name="P3" text:outline-level="1">Viral Infections</text:h>
      <text:list xml:id="list2227121786" text:style-name="L2">
        <text:list-item>
          <text:p text:style-name="P7">Viruses use their genetic information to reproduce.</text:p>
        </text:list-item>
        <text:list-item>
          <text:p text:style-name="P7">Lytic infections is when a virus enters a cell, makes copies of itself, and then bursts the cell, releasing new viruses.</text:p>
        </text:list-item>
        <text:list-item>
          <text:p text:style-name="P7">Lysogenic infections are when a host cell is not immediately taken over. </text:p>
          <text:list>
            <text:list-item>
              <text:p text:style-name="P10">Turns cells into pro-phages, and tricks the cell’s future generations thinking that the virus is part of the DNA.</text:p>
            </text:list-item>
            <text:list-item>
              <text:p text:style-name="P10">After a certain number of generations, the cell enters the lytic cycle and ends up making new viruses.</text:p>
            </text:list-item>
          </text:list>
        </text:list-item>
        <text:list-item>
          <text:p text:style-name="P10">Retroviruses turns a cell’s DNA into it’s RNA code to replicate</text:p>
        </text:list-item>
      </text:list>
      <text:h text:style-name="P4" text:outline-level="1">Viral Diseases</text:h>
      <text:list xml:id="list2569911958" text:style-name="L3">
        <text:list-item>
          <text:p text:style-name="P11">Viruses can cause disease by directly destroying living cells or by affecting cellular processes in ways that upset homeostasis.</text:p>
        </text:list-item>
        <text:list-item>
          <text:p text:style-name="P11">Many viral diseases can be prevented by vaccines which stimulate the body’s immune system to recognize and destroy viruses before they can cause disease.</text:p>
        </text:list-item>
      </text:list>
      <text:p text:style-name="P2">Prokaryotes</text:p>
      <text:list xml:id="list1781949856" text:style-name="L4">
        <text:list-item>
          <text:p text:style-name="P9">The smalles<text:span text:style-name="T1">t</text:span> and most abundant microorganisms are prokaryotes.</text:p>
        </text:list-item>
        <text:list-item>
          <text:p text:style-name="P12">Prokaryotes release energy by cellular respiration, fermentation, or both.</text:p>
          <text:list>
            <text:list-item>
              <text:p text:style-name="P12">Some can also use light energy to convert CO2 into carbon compounds.</text:p>
            </text:list-item>
          </text:list>
        </text:list-item>
        <text:list-item>
          <text:p text:style-name="P12">Most prokaryotes reproduce with the process of binary fission.</text:p>
          <text:list>
            <text:list-item>
              <text:p text:style-name="P12">An organism replicates its DNA and divides in half, producing two identical cells.</text:p>
            </text:list-item>
            <text:list-item>
              <text:p text:style-name="P12">Some cells develop an endospore – a thick internal wall that encloses the DNA <text:span text:style-name="T2">when growth conditions become unfavorable and the cell needs to save itself from the environment. </text:span></text:p>
            </text:list-item>
          </text:list>
        </text:list-item>
        <text:list-item>
          <text:p text:style-name="P13"><text:soft-page-break/>Mutations are one of the main ways prokaryotes evolve, as the changes in one prokaryote are inherited by its daughter cells.</text:p>
        </text:list-item>
        <text:list-item>
          <text:p text:style-name="P13">Prokaryotic organisms also exchange genetic information with conjunction.</text:p>
          <text:list>
            <text:list-item>
              <text:p text:style-name="P13">A hollow bridge forms between two bacterial cells and genetic material in the form of plasmids moves from one cell into another</text:p>
            </text:list-item>
          </text:list>
        </text:list-item>
      </text:list>
      <text:h text:style-name="P5" text:outline-level="1">Prokaryotes in the Environment</text:h>
      <text:list xml:id="list3878082691" text:style-name="L5">
        <text:list-item>
          <text:p text:style-name="P14">Decomposers</text:p>
          <text:list>
            <text:list-item>
              <text:p text:style-name="P14">Break down or decompose dead organisms</text:p>
            </text:list-item>
            <text:list-item>
              <text:p text:style-name="P14">Supply raw material to the environment</text:p>
            </text:list-item>
          </text:list>
        </text:list-item>
        <text:list-item>
          <text:p text:style-name="P14">Producers</text:p>
          <text:list>
            <text:list-item>
              <text:p text:style-name="P14">Produce energy from the sun and funnel energy into the food chain</text:p>
            </text:list-item>
          </text:list>
        </text:list-item>
        <text:list-item>
          <text:p text:style-name="P14">Nitrogen Fixers</text:p>
          <text:list>
            <text:list-item>
              <text:p text:style-name="P14">A few specific prokaryotes can convert nitrogen from the atmosphere into nitrogen that is useful in biologic systems.</text:p>
            </text:list-item>
          </text:list>
        </text:list-item>
        <text:list-item>
          <text:p text:style-name="P14">The micro-biome</text:p>
          <text:list>
            <text:list-item>
              <text:p text:style-name="P14">More than 150 different species of bacteria inhibit the human body, making up the micro-biome.</text:p>
            </text:list-item>
            <text:list-item>
              <text:p text:style-name="P14">This diversity of microorganisms helps us to maintain balance that is important to good health.</text:p>
            </text:list-item>
          </text:list>
        </text:list-item>
      </text:list>
      <text:h text:style-name="P5" text:outline-level="1">Bacterial Diseases</text:h>
      <text:list xml:id="list2517890175" text:style-name="L6">
        <text:list-item>
          <text:p text:style-name="P15">Disease causing agents are pathogens, with prokaryotes making up nearly all pathogens.</text:p>
        </text:list-item>
        <text:list-item>
          <text:p text:style-name="P15">Disease mechanisms</text:p>
          <text:list>
            <text:list-item>
              <text:p text:style-name="P15">Bacteria disrupt health and cause disease by destroying living cell</text:p>
            </text:list-item>
            <text:list-item>
              <text:p text:style-name="P15">Can also release chemicals that upset homeostasis</text:p>
            </text:list-item>
          </text:list>
        </text:list-item>
        <text:list-item>
          <text:p text:style-name="P15">Controlling Bacteria</text:p>
          <text:list>
            <text:list-item>
              <text:p text:style-name="P15">Most bacterial infections can be controlled by washing hands and using antibacterial disinfectant.</text:p>
            </text:list-item>
            <text:list-item>
              <text:p text:style-name="P15">Water sanitation protects people from getting bacterial infections from water</text:p>
            </text:list-item>
          </text:list>
        </text:list-item>
        <text:list-item>
          <text:p text:style-name="P15">Preventing Bacterial Diseases</text:p>
          <text:list>
            <text:list-item>
              <text:p text:style-name="P15">Many bacterial diseases can be prevented via your body’s immune system.</text:p>
            </text:list-item>
            <text:list-item>
              <text:p text:style-name="P15"><text:soft-page-break/>A vaccine is a preparation of weakened or killed pathogens that prompt the body to produce immunity to the disease.</text:p>
            </text:list-item>
          </text:list>
        </text:list-item>
        <text:list-item>
          <text:p text:style-name="P15">Treating Bacterial diseases</text:p>
          <text:list>
            <text:list-item>
              <text:p text:style-name="P15">A number of drugs can be used to attack a bacterial infection</text:p>
            </text:list-item>
            <text:list-item>
              <text:p text:style-name="P15">Includes antibiotics, which disrupt proteins or cell processes that are specific to bacterial cells.</text:p>
            </text:list-item>
          </text:list>
        </text:list-item>
        <text:list-item>
          <text:p text:style-name="P15">Prions</text:p>
          <text:list>
            <text:list-item>
              <text:p text:style-name="P15">Clumps of tiny protein particles, AKA prions</text:p>
            </text:list-item>
            <text:list-item>
              <text:p text:style-name="P15">Stands for “protein infectious particles”</text:p>
            </text:list-item>
            <text:list-item>
              <text:p text:style-name="P15">Accumulations of these particles can be dangerous and also damage nerve cell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42:39.327171700</meta:creation-date>
    <meta:editing-duration>PT1M10S</meta:editing-duration>
    <meta:editing-cycles>5</meta:editing-cycles>
    <meta:generator>LibreOffice/7.3.7.2$Linux_X86_64 LibreOffice_project/30$Build-2</meta:generator>
    <dc:date>2023-04-18T15:35:56.525330838</dc:date>
    <meta:document-statistic meta:table-count="0" meta:image-count="0" meta:object-count="0" meta:page-count="3" meta:paragraph-count="54" meta:word-count="578" meta:character-count="3483" meta:non-whitespace-character-count="3004"/>
  </office:meta>
</office:document-meta>
</file>